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P2" style:parent-style-name="Default" style:family="paragraph">
      <style:paragraph-properties fo:text-align="end"/>
      <style:text-properties fo:font-size="10pt" style:font-size-asian="10pt" style:font-size-complex="10pt"/>
    </style:style>
    <style:style style:name="P3" style:parent-style-name="Default" style:family="paragraph">
      <style:paragraph-properties fo:text-align="center"/>
      <style:text-properties fo:font-size="8pt" style:font-size-asian="8pt" style:font-size-complex="8pt"/>
    </style:style>
    <style:style style:name="P4" style:parent-style-name="Default" style:family="paragraph">
      <style:text-properties fo:font-size="8pt" style:font-size-asian="8pt" style:font-size-complex="8pt"/>
    </style:style>
    <style:style style:name="P5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6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7" style:parent-style-name="Default" style:family="paragraph">
      <style:text-properties fo:font-size="8pt" style:font-size-asian="8pt" style:font-size-complex="8pt"/>
    </style:style>
    <style:style style:name="P8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9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10" style:parent-style-name="Default" style:family="paragraph">
      <style:text-properties fo:font-size="8pt" style:font-size-asian="8pt" style:font-size-complex="8pt"/>
    </style:style>
    <style:style style:name="P11" style:parent-style-name="Default" style:family="paragraph">
      <style:paragraph-properties fo:text-align="end"/>
      <style:text-properties style:font-name="Times New Roman" style:font-name-complex="Times New Roman" fo:font-size="10pt" style:font-size-asian="10pt" style:font-size-complex="10pt"/>
    </style:style>
    <style:style style:name="P12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13" style:parent-style-name="Default" style:family="paragraph">
      <style:text-properties style:font-name="Times New Roman" style:font-name-complex="Times New Roman" fo:font-size="10pt" style:font-size-asian="10pt" style:font-size-complex="10pt"/>
    </style:style>
    <style:style style:name="P14" style:parent-style-name="Default" style:family="paragraph">
      <style:paragraph-properties fo:text-align="center"/>
    </style:style>
    <style:style style:name="T15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6" style:parent-style-name="Default" style:family="paragraph">
      <style:paragraph-properties fo:text-align="center"/>
    </style:style>
    <style:style style:name="T17" style:parent-style-name="Domyślnaczcionkaakapitu" style:family="text">
      <style:text-properties fo:font-weight="bold" style:font-weight-asian="bold" style:font-weight-complex="bold" fo:font-size="13pt" style:font-size-asian="13pt" style:font-size-complex="13pt"/>
    </style:style>
    <style:style style:name="P18" style:parent-style-name="Default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19" style:parent-style-name="Default" style:family="paragraph">
      <style:paragraph-properties fo:text-align="center"/>
      <style:text-properties fo:font-size="13pt" style:font-size-asian="13pt" style:font-size-complex="13pt"/>
    </style:style>
    <style:style style:name="P20" style:parent-style-name="Default" style:family="paragraph">
      <style:text-properties fo:font-size="11.5pt" style:font-size-asian="11.5pt" style:font-size-complex="11.5pt"/>
    </style:style>
    <style:style style:name="P21" style:parent-style-name="Default" style:family="paragraph">
      <style:text-properties fo:font-size="11.5pt" style:font-size-asian="11.5pt" style:font-size-complex="11.5pt"/>
    </style:style>
    <style:style style:name="P22" style:parent-style-name="Default" style:family="paragraph">
      <style:text-properties fo:font-size="11.5pt" style:font-size-asian="11.5pt" style:font-size-complex="11.5pt"/>
    </style:style>
    <style:style style:name="P23" style:parent-style-name="Default" style:family="paragraph">
      <style:text-properties fo:font-size="11.5pt" style:font-size-asian="11.5pt" style:font-size-complex="11.5pt"/>
    </style:style>
    <style:style style:name="P24" style:parent-style-name="Default" style:family="paragraph">
      <style:text-properties fo:font-size="11.5pt" style:font-size-asian="11.5pt" style:font-size-complex="11.5pt"/>
    </style:style>
    <style:style style:name="P25" style:parent-style-name="Default" style:family="paragraph">
      <style:text-properties fo:font-size="11.5pt" style:font-size-asian="11.5pt" style:font-size-complex="11.5pt"/>
    </style:style>
    <style:style style:name="P26" style:parent-style-name="Default" style:family="paragraph">
      <style:text-properties fo:font-size="11.5pt" style:font-size-asian="11.5pt" style:font-size-complex="11.5pt"/>
    </style:style>
    <style:style style:name="P27" style:parent-style-name="Default" style:family="paragraph">
      <style:text-properties fo:font-size="11.5pt" style:font-size-asian="11.5pt" style:font-size-complex="11.5pt"/>
    </style:style>
    <style:style style:name="P28" style:parent-style-name="Default" style:family="paragraph">
      <style:text-properties fo:font-size="11.5pt" style:font-size-asian="11.5pt" style:font-size-complex="11.5pt"/>
    </style:style>
    <style:style style:name="P29" style:parent-style-name="Default" style:family="paragraph">
      <style:text-properties fo:font-size="11.5pt" style:font-size-asian="11.5pt" style:font-size-complex="11.5pt"/>
    </style:style>
    <style:style style:name="P30" style:parent-style-name="Default" style:family="paragraph">
      <style:text-properties fo:font-size="11.5pt" style:font-size-asian="11.5pt" style:font-size-complex="11.5pt"/>
    </style:style>
    <style:style style:name="P31" style:parent-style-name="Default" style:family="paragraph">
      <style:text-properties fo:font-size="11.5pt" style:font-size-asian="11.5pt" style:font-size-complex="11.5pt"/>
    </style:style>
    <style:style style:name="P32" style:parent-style-name="Default" style:family="paragraph">
      <style:paragraph-properties fo:break-before="page"/>
      <style:text-properties fo:font-size="11.5pt" style:font-size-asian="11.5pt" style:font-size-complex="11.5pt"/>
    </style:style>
    <style:style style:name="P33" style:parent-style-name="Default" style:family="paragraph">
      <style:text-properties fo:font-size="11.5pt" style:font-size-asian="11.5pt" style:font-size-complex="11.5pt"/>
    </style:style>
    <style:style style:name="P34" style:parent-style-name="Default" style:family="paragraph">
      <style:text-properties fo:font-size="11.5pt" style:font-size-asian="11.5pt" style:font-size-complex="11.5pt"/>
    </style:style>
    <style:style style:name="P35" style:parent-style-name="Default" style:family="paragraph">
      <style:text-properties fo:font-size="11.5pt" style:font-size-asian="11.5pt" style:font-size-complex="11.5pt"/>
    </style:style>
    <style:style style:name="P36" style:parent-style-name="Default" style:family="paragraph">
      <style:text-properties fo:font-size="11.5pt" style:font-size-asian="11.5pt" style:font-size-complex="11.5pt"/>
    </style:style>
    <style:style style:name="P37" style:parent-style-name="Default" style:family="paragraph">
      <style:text-properties fo:font-size="11.5pt" style:font-size-asian="11.5pt" style:font-size-complex="11.5pt"/>
    </style:style>
    <style:style style:name="P38" style:parent-style-name="Default" style:family="paragraph">
      <style:text-properties fo:font-size="11.5pt" style:font-size-asian="11.5pt" style:font-size-complex="11.5pt"/>
    </style:style>
    <style:style style:name="P39" style:parent-style-name="Default" style:family="paragraph">
      <style:text-properties fo:font-size="11.5pt" style:font-size-asian="11.5pt" style:font-size-complex="11.5pt"/>
    </style:style>
    <style:style style:name="P40" style:parent-style-name="Default" style:family="paragraph">
      <style:text-properties fo:font-size="11.5pt" style:font-size-asian="11.5pt" style:font-size-complex="11.5pt"/>
    </style:style>
    <style:style style:name="P41" style:parent-style-name="Default" style:family="paragraph">
      <style:text-properties fo:font-size="8pt" style:font-size-asian="8pt" style:font-size-complex="8pt"/>
    </style:style>
    <style:style style:name="P42" style:parent-style-name="Default" style:family="paragraph">
      <style:text-properties fo:font-size="11.5pt" style:font-size-asian="11.5pt" style:font-size-complex="11.5pt"/>
    </style:style>
    <style:style style:name="P43" style:parent-style-name="Default" style:family="paragraph">
      <style:text-properties fo:font-size="11.5pt" style:font-size-asian="11.5pt" style:font-size-complex="11.5pt"/>
    </style:style>
    <style:style style:name="P44" style:parent-style-name="Default" style:family="paragraph">
      <style:text-properties fo:font-size="8pt" style:font-size-asian="8pt" style:font-size-complex="8pt"/>
    </style:style>
    <style:style style:name="P45" style:parent-style-name="Default" style:family="paragraph">
      <style:text-properties fo:font-size="11.5pt" style:font-size-asian="11.5pt" style:font-size-complex="11.5pt"/>
    </style:style>
    <style:style style:name="P46" style:parent-style-name="Default" style:family="paragraph">
      <style:text-properties fo:font-size="11.5pt" style:font-size-asian="11.5pt" style:font-size-complex="11.5pt"/>
    </style:style>
    <style:style style:name="P47" style:parent-style-name="Default" style:family="paragraph">
      <style:text-properties fo:font-size="11.5pt" style:font-size-asian="11.5pt" style:font-size-complex="11.5pt"/>
    </style:style>
    <style:style style:name="P48" style:parent-style-name="Default" style:family="paragraph">
      <style:text-properties fo:font-size="11.5pt" style:font-size-asian="11.5pt" style:font-size-complex="11.5pt"/>
    </style:style>
    <style:style style:name="P49" style:parent-style-name="Default" style:family="paragraph">
      <style:text-properties fo:font-size="11.5pt" style:font-size-asian="11.5pt" style:font-size-complex="11.5pt"/>
    </style:style>
    <style:style style:name="P50" style:parent-style-name="Default" style:family="paragraph">
      <style:text-properties fo:font-size="11.5pt" style:font-size-asian="11.5pt" style:font-size-complex="11.5pt"/>
    </style:style>
    <style:style style:name="P51" style:parent-style-name="Default" style:family="paragraph">
      <style:text-properties fo:font-size="8pt" style:font-size-asian="8pt" style:font-size-complex="8pt"/>
    </style:style>
    <style:style style:name="P52" style:parent-style-name="Default" style:family="paragraph">
      <style:text-properties fo:font-size="8pt" style:font-size-asian="8pt" style:font-size-complex="8pt"/>
    </style:style>
    <style:style style:name="P53" style:parent-style-name="Default" style:family="paragraph">
      <style:text-properties fo:font-size="8pt" style:font-size-asian="8pt" style:font-size-complex="8pt"/>
    </style:style>
    <style:style style:name="P54" style:parent-style-name="Default" style:family="paragraph">
      <style:text-properties fo:font-size="8pt" style:font-size-asian="8pt" style:font-size-complex="8pt"/>
    </style:style>
    <style:style style:name="P55" style:parent-style-name="Default" style:family="paragraph">
      <style:text-properties fo:font-size="8pt" style:font-size-asian="8pt" style:font-size-complex="8pt"/>
    </style:style>
    <style:style style:name="P56" style:parent-style-name="Default" style:family="paragraph">
      <style:text-properties fo:font-size="8pt" style:font-size-asian="8pt" style:font-size-complex="8pt"/>
    </style:style>
    <style:style style:name="P57" style:parent-style-name="Default" style:family="paragraph">
      <style:text-properties fo:font-size="8pt" style:font-size-asian="8pt" style:font-size-complex="8pt"/>
    </style:style>
    <style:style style:name="P58" style:parent-style-name="Default" style:family="paragraph">
      <style:text-properties fo:font-size="8pt" style:font-size-asian="8pt" style:font-size-complex="8pt"/>
    </style:style>
    <style:style style:name="P59" style:parent-style-name="Default" style:family="paragraph">
      <style:text-properties fo:font-size="8pt" style:font-size-asian="8pt" style:font-size-complex="8pt"/>
    </style:style>
    <style:style style:name="P60" style:parent-style-name="Default" style:family="paragraph">
      <style:text-properties fo:font-size="8pt" style:font-size-asian="8pt" style:font-size-complex="8pt"/>
    </style:style>
    <style:style style:name="P61" style:parent-style-name="Default" style:family="paragraph">
      <style:text-properties fo:font-size="8pt" style:font-size-asian="8pt" style:font-size-complex="8pt"/>
    </style:style>
    <style:style style:name="P62" style:parent-style-name="Default" style:family="paragraph">
      <style:paragraph-properties fo:text-align="end"/>
      <style:text-properties fo:font-size="8pt" style:font-size-asian="8pt" style:font-size-complex="8pt"/>
    </style:style>
    <style:style style:name="P63" style:parent-style-name="Default" style:family="paragraph">
      <style:paragraph-properties fo:text-align="end"/>
      <style:text-properties fo:font-size="8pt" style:font-size-asian="8pt" style:font-size-complex="8pt"/>
    </style:style>
    <style:style style:name="P64" style:parent-style-name="Default" style:family="paragraph">
      <style:text-properties fo:font-size="8pt" style:font-size-asian="8pt" style:font-size-complex="8pt"/>
    </style:style>
    <style:style style:name="T65" style:parent-style-name="Domyślnaczcionkaakapitu" style:family="text">
      <style:text-properties fo:font-size="10pt" style:font-size-asian="10pt" style:font-size-complex="10pt"/>
    </style:style>
    <style:style style:name="T66" style:parent-style-name="Domyślnaczcionkaakapitu" style:family="text">
      <style:text-properties fo:font-size="8pt" style:font-size-asian="8pt" style:font-size-complex="8pt"/>
    </style:style>
    <style:style style:name="T67" style:parent-style-name="Domyślnaczcionkaakapitu" style:family="text">
      <style:text-properties fo:font-size="10pt" style:font-size-asian="10pt" style:font-size-complex="10pt"/>
    </style:style>
    <style:style style:name="T68" style:parent-style-name="Domyślnaczcionkaakapitu" style:family="text">
      <style:text-properties fo:font-size="8pt" style:font-size-asian="8pt" style:font-size-complex="8pt"/>
    </style:style>
  </office:automatic-styles>
  <office:body>
    <office:text text:use-soft-page-breaks="true">
      <text:p text:style-name="P1"/>
      <text:p text:style-name="P2">……….., dnia ……………………..<text:s/></text:p>
      <text:p text:style-name="P3"><text:s/></text:p>
      <text:p text:style-name="P4">Imię i nazwisko lub nazwa wnioskodawcy:<text:s/></text:p>
      <text:p text:style-name="P5">........................................................<text:s/></text:p>
      <text:p text:style-name="P6">……………………………………<text:s/></text:p>
      <text:p text:style-name="P7">Adres/siedziba wnioskodawcy:<text:s/></text:p>
      <text:p text:style-name="P8">........................................................<text:s/></text:p>
      <text:p text:style-name="P9">……………………………………<text:s/></text:p>
      <text:p text:style-name="P10">Nr telefonu:<text:s/></text:p>
      <text:p text:style-name="P11">. ………………………………………..</text:p>
      <text:p text:style-name="P12"/>
      <text:p text:style-name="P13"/>
      <text:p text:style-name="P14"><text:span text:style-name="T15">WNIOSEK</text:span></text:p>
      <text:p text:style-name="P16"><text:span text:style-name="T17">O WYDANIE POZWOLENIA NA PROWADZENIE</text:span></text:p>
      <text:p text:style-name="P18">PRAC KONSERWATORSKICH/PRAC RESTAURATORSKICH/ROBÓT BUDOWLANYCH* PRZY ZABYTKU NIERUCHOMYM</text:p>
      <text:p text:style-name="P19"/>
      <text:p text:style-name="P20">1. Opis zabytku i miejsca jego położenia (nazwa zabytku, nr działki ewidencyjnej, arkusz mapy, nr księgi wieczystej, adres):<text:s/></text:p>
      <text:p text:style-name="P21"/>
      <text:p text:style-name="P2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text:s/></text:p>
      <text:p text:style-name="P23">2. Opis planowanych prac/robót*:<text:s/></text:p>
      <text:p text:style-name="P24"/>
      <text:p text:style-name="P2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text:s/></text:p>
      <text:p text:style-name="P26">3. Uzasadnienie podjęcia planowanych prac/robót*:<text:s/></text:p>
      <text:p text:style-name="P27"/>
      <text:p text:style-name="P2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text:s/></text:p>
      <text:p text:style-name="P29">4. Opis tytułu prawnego do zabytku (dla prawa własności, użytkowania wieczystego i ograniczonego prawa rzeczowego przez podanie: nr działki ewidencyjnej, arkusza mapy, nr księgi wieczystej; dla trwałego zarządu przez podanie: daty i nr decyzji administracyjnej<text:s/>oraz organu; dla stosunku zobowiązaniowego przez podanie: daty i miejsce zawarcia umowy oraz jej stron):<text:s/></text:p>
      <text:p text:style-name="P30"/>
      <text:p text:style-name="P3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/></text:p>
      <text:p text:style-name="P32"/>
      <text:p text:style-name="P33">5. Dane wykonawcy prac/kierownika robót*: (dla wykonawcy prac: imię<text:s/>i nazwisko, adres zamieszkania, posiadane uprawnienia do konserwacji zabytków nieruchomych; dla kierownika robót: imię i nazwisko, adres zamieszkania, posiadane uprawnienia budowlane):<text:s/></text:p>
      <text:p text:style-name="P34"/>
      <text:p text:style-name="P3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/></text:p>
      <text:p text:style-name="P36">6. Dane osób sprawujących nadzór budowlany/konserwatorski* nad pracami/robotami* (imię i nazwi-sko, adres, nr telefonu):<text:s/></text:p>
      <text:p text:style-name="P37"/>
      <text:p text:style-name="P3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/></text:p>
      <text:p text:style-name="P39">7. Przewidywany termin rozpoczęcia prac/robót*: ………………………………………………………….<text:s/></text:p>
      <text:p text:style-name="P40"/>
      <text:p text:style-name="P41">(dzień, miesiąc, rok)<text:s/></text:p>
      <text:p text:style-name="P42">8. Przewidywany termin zakończenia prac/robót*: …………………………………………………………<text:s/></text:p>
      <text:p text:style-name="P43"/>
      <text:p text:style-name="P44">(dzień, miesiąc, rok)<text:s/></text:p>
      <text:p text:style-name="P45">9. Dane osoby/osób* uprawnionych do reprezentacji wnioskodawcy (imię i nazwisko oraz adres);<text:s/></text:p>
      <text:p text:style-name="P46"/>
      <text:p text:style-name="P47">……………………………………………………………………………………………………………………………………………………………………………………………………………………………………….<text:s/></text:p>
      <text:p text:style-name="P48">10. Dane pełnomocnika** (imię i nazwisko oraz adres):<text:s/></text:p>
      <text:p text:style-name="P49"/>
      <text:p text:style-name="P50">……………………………………………………………………………………………………………………………………………………………………………………………………………………………………….<text:s/></text:p>
      <text:p text:style-name="P51">Załączniki:<text:s/></text:p>
      <text:p text:style-name="P52">1. Dokument poświadczający tytuł prawny do zabytku (dla prawa własności, prawa użytkowania wieczystego i ograniczonego prawa rzeczowego: odpis Księgi Wieczystej ; dla prawa zarządu: decyzja administracyjna; dla stosunku zobowiązaniowego: umowa)<text:s/></text:p>
      <text:p text:style-name="P53"/>
      <text:p text:style-name="P54">2. Dokument poświadczający uprawnienie do reprezentacji wnioskodawcy (odpis z KRS; akt powołania, uchwała o powołaniu w skład Zarządu Wspólnoty lub umowa sporządzona w formie aktu notarialnego albo uchwała zaprotokołowana przez notariusza o powierzeniu zarządu nieruchomością wspólną):<text:s/></text:p>
      <text:p text:style-name="P55"/>
      <text:p text:style-name="P56">3. Pełnomocnictwo wraz z opłatą skarbową w kwocie zł. 17,- (słownie: siedemnaście złotych)**<text:s/></text:p>
      <text:p text:style-name="P57"/>
      <text:p text:style-name="P58">4. Program prac/projekt budowlany/rysunki wymagane przy zgłoszeniu robót*<text:s/></text:p>
      <text:p text:style-name="P59"/>
      <text:p text:style-name="P60">5. Dowód uiszczenia opłaty skarbowej w kwocie zł. 82,- (słownie: osiemdziesiąt dwa złote) za wydanie pozwolenia<text:s/></text:p>
      <text:p text:style-name="P61"/>
      <text:p text:style-name="P62">……………………………………………………..<text:s/></text:p>
      <text:p text:style-name="P63">(podpis wnioskodawcy lub osoby reprezentującej<text:s/></text:p>
      <text:p text:style-name="P64">wnioskodawcą/pełnomocnika*)<text:s/></text:p>
      <text:p text:style-name="Default"><text:span text:style-name="T65">*</text:span><text:span text:style-name="T66">Niepotrzebne skreślić.<text:s/></text:span></text:p>
      <text:p text:style-name="Default"><text:span text:style-name="T67">**</text:span><text:span text:style-name="T68">Wypełnić w razie potrzeby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aweł</meta:initial-creator>
    <dc:creator>Paweł</dc:creator>
    <meta:creation-date>2011-09-16T09:55:00Z</meta:creation-date>
    <dc:date>2011-09-16T09:55:00Z</dc:date>
    <meta:template xlink:href="Normal" xlink:type="simple"/>
    <meta:editing-cycles>2</meta:editing-cycles>
    <meta:editing-duration>PT0S</meta:editing-duration>
    <meta:document-statistic meta:page-count="2" meta:paragraph-count="7" meta:word-count="571" meta:character-count="3996" meta:row-count="28" meta:non-whitespace-character-count="3432"/>
  </office:meta>
</office:document-meta>
</file>